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1ea6b7" style:font-size-asian="11pt"/>
    </style:style>
    <style:style style:name="P2" style:family="paragraph" style:parent-style-name="Standard">
      <style:paragraph-properties fo:margin-top="0.1665in" fo:margin-bottom="0.1665in" style:contextual-spacing="false" fo:line-height="138%" fo:padding="0in" fo:border="non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1b6649" officeooo:paragraph-rsid="001ea6b7" style:text-blinking="false" fo:background-color="transparent" style:font-size-asian="11pt"/>
    </style:style>
    <style:style style:name="P3" style:family="paragraph" style:parent-style-name="Standard">
      <style:paragraph-properties fo:margin-top="0.1665in" fo:margin-bottom="0.1665in" style:contextual-spacing="false" fo:line-height="138%" fo:padding="0in" fo:border="non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paragraph-rsid="001ea6b7" style:text-blinking="false" fo:background-color="transparent" style:font-size-asian="11pt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2eaebb" loext:opacity="100%" style:font-name="Menlo-Regular" fo:font-size="11pt" officeooo:paragraph-rsid="001ea6b7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k Server Playbook YAML</text:p>
      <text:p text:style-name="P3">---</text:p>
      <text:p text:style-name="P1">- name: Configure Elk VM with Docker</text:p>
      <text:p text:style-name="P1"><text:s text:c="2"/>hosts: elk</text:p>
      <text:p text:style-name="P1"><text:s text:c="2"/>remote_user: bcadmin</text:p>
      <text:p text:style-name="P1"><text:s text:c="2"/>become: true</text:p>
      <text:p text:style-name="P1"><text:s text:c="2"/>tasks:</text:p>
      <text:p text:style-name="P4"><text:s text:c="4"/># Use apt module</text:p>
      <text:p text:style-name="P1"><text:s text:c="4"/>- name: Install docker.io</text:p>
      <text:p text:style-name="P1"><text:s text:c="6"/>apt:</text:p>
      <text:p text:style-name="P1"><text:s text:c="8"/>update_cache: yes</text:p>
      <text:p text:style-name="P1"><text:s text:c="8"/>force_apt_get: yes</text:p>
      <text:p text:style-name="P1"><text:s text:c="8"/>name: docker.io</text:p>
      <text:p text:style-name="P1"><text:s text:c="8"/>state: present</text:p>
      <text:p text:style-name="P1"/>
      <text:p text:style-name="P4"><text:s text:c="6"/># Use apt module</text:p>
      <text:p text:style-name="P1"><text:s text:c="4"/>- name: Install python3-pip</text:p>
      <text:p text:style-name="P1"><text:s text:c="6"/>apt:</text:p>
      <text:p text:style-name="P1"><text:s text:c="8"/>force_apt_get: yes</text:p>
      <text:p text:style-name="P1"><text:s text:c="8"/>name: python3-pip</text:p>
      <text:p text:style-name="P1"><text:s text:c="8"/>state: present</text:p>
      <text:p text:style-name="P1"/>
      <text:p text:style-name="P4"><text:s text:c="6"/># Use pip module (It will default to pip3)</text:p>
      <text:p text:style-name="P1"><text:s text:c="4"/>- name: Install Python Docker module</text:p>
      <text:p text:style-name="P1"><text:s text:c="6"/>pip:</text:p>
      <text:p text:style-name="P1"><text:s text:c="8"/>name: docker</text:p>
      <text:p text:style-name="P1"><text:s text:c="8"/>state: present</text:p>
      <text:p text:style-name="P1"/>
      <text:p text:style-name="P4"><text:s text:c="6"/># Use command module</text:p>
      <text:p text:style-name="P1"><text:s text:c="4"/>- name: Increase virtual memory</text:p>
      <text:p text:style-name="P1"><text:s text:c="6"/>command: sysctl -w vm.max_map_count=262144</text:p>
      <text:p text:style-name="P1"/>
      <text:p text:style-name="P4"><text:s text:c="6"/># Use sysctl module</text:p>
      <text:p text:style-name="P1"><text:s text:c="4"/>- name: Use more memory</text:p>
      <text:p text:style-name="P1"><text:s text:c="6"/>sysctl:</text:p>
      <text:p text:style-name="P1"><text:s text:c="8"/>name: vm.swappiness</text:p>
      <text:p text:style-name="P1"><text:s text:c="8"/>value: 10</text:p>
      <text:p text:style-name="P1"><text:s text:c="8"/>state: present</text:p>
      <text:p text:style-name="P1"><text:s text:c="8"/>reload: yes</text:p>
      <text:p text:style-name="P1"/>
      <text:p text:style-name="P4"><text:s text:c="6"/># Use docker_container module</text:p>
      <text:p text:style-name="P1"><text:s text:c="4"/>- name: download and launch a docker elk container</text:p>
      <text:p text:style-name="P1"><text:s text:c="6"/>docker_container:</text:p>
      <text:p text:style-name="P1"><text:s text:c="8"/>name: elk</text:p>
      <text:p text:style-name="P1"><text:s text:c="8"/>image: sebp/elk:761</text:p>
      <text:p text:style-name="P1"><text:s text:c="8"/>state: started</text:p>
      <text:p text:style-name="P1"><text:s text:c="8"/>restart_policy: always</text:p>
      <text:p text:style-name="P4"><text:s text:c="8"/># Please list the ports that ELK runs on</text:p>
      <text:p text:style-name="P1"><text:soft-page-break/><text:s text:c="8"/>published_ports:</text:p>
      <text:p text:style-name="P1"><text:s text:c="10"/>- <text:s/>5601:5601</text:p>
      <text:p text:style-name="P1"><text:s text:c="10"/>- <text:s/>9200:9200</text:p>
      <text:p text:style-name="P1"><text:s text:c="10"/>- <text:s/>5044:5044</text:p>
      <text:p text:style-name="P1"/>
      <text:p text:style-name="P4"><text:s text:c="6"/># Use systemd module</text:p>
      <text:p text:style-name="P1"><text:s text:c="4"/>- name: Enable service docker on boot</text:p>
      <text:p text:style-name="P1"><text:s text:c="6"/>systemd:</text:p>
      <text:p text:style-name="P1"><text:s text:c="8"/>name: docker</text:p>
      <text:p text:style-name="P1"><text:s text:c="8"/>enabled: y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8T16:41:52.058764840</meta:creation-date>
    <dc:date>2022-03-28T16:42:22.169734887</dc:date>
    <meta:editing-duration>PT30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2" meta:paragraph-count="52" meta:word-count="156" meta:character-count="1276" meta:non-whitespace-character-count="853"/>
  </office:meta>
</office:document-meta>
</file>